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43375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 officeooo:rsid="00122707" officeooo:paragraph-rsid="00122707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variant="normal" fo:text-transform="none" fo:color="#000000" loext:opacity="100%" style:text-outline="false" style:text-line-through-style="none" style:text-line-through-type="none" style:font-name="Calibri" fo:font-size="12pt" fo:letter-spacing="normal" fo:font-style="normal" fo:text-shadow="none" style:text-underline-style="none" fo:font-weight="normal" style:font-size-asian="12pt" style:font-style-asian="normal" style:font-weight-asian="normal" style:text-emphasize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a98ea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43375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rial" fo:letter-spacing="normal" fo:font-style="normal" fo:font-weight="normal" officeooo:rsid="001bbc8b" officeooo:paragraph-rsid="001bbc8b"/>
    </style:style>
    <style:style style:name="T1" style:family="text">
      <style:text-properties officeooo:rsid="00122707"/>
    </style:style>
    <style:style style:name="T2" style:family="text">
      <style:text-properties officeooo:rsid="0015614a"/>
    </style:style>
    <style:style style:name="T3" style:family="text">
      <style:text-properties officeooo:rsid="001a9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: <text:span text:style-name="T1">July 24, 2022 </text:span></text:p>
      <text:p text:style-name="P4">6amTech </text:p>
      <text:p text:style-name="P5">Address: House 666/668, Road 09 Dhaka, 1216</text:p>
      <text:p text:style-name="P5"/>
      <text:p text:style-name="P2">Dear <text:span text:style-name="T1">Bhai</text:span>,</text:p>
      <text:p text:style-name="P3">I want to inform you of my intention to resign from Software Engineering from 6amTech. During my working period I enjoyed the friendly environment and the best effort from the company also I believe it was an extraordinary journey for me. I appreciate the opportunities you gave me during my tenure at 6amTech.</text:p>
      <text:p text:style-name="P3"/>
      <text:p text:style-name="P3">But sorry to say I want to resign from 6amTech for my personal causes I mention that my last working day will be 31 July 2022. I am wishing prosperous business life for your company. </text:p>
      <text:p text:style-name="P3"/>
      <text:p text:style-name="P3">Please let me know what assistance you'll require from me during the transfer period.</text:p>
      <text:p text:style-name="P1"/>
      <text:p text:style-name="P2">Thank you,</text:p>
      <text:p text:style-name="P2">Muhammad Hannan</text:p>
      <text:p text:style-name="P9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09:55:39.054189561</meta:creation-date>
    <dc:date>2022-07-24T13:28:23.148293705</dc:date>
    <meta:editing-duration>PT3H16M8S</meta:editing-duration>
    <meta:editing-cycles>8</meta:editing-cycles>
    <meta:generator>LibreOffice/7.3.4.2$Linux_X86_64 LibreOffice_project/30$Build-2</meta:generator>
    <meta:document-statistic meta:table-count="0" meta:image-count="0" meta:object-count="0" meta:page-count="1" meta:paragraph-count="9" meta:word-count="120" meta:character-count="684" meta:non-whitespace-character-count="570"/>
  </office:meta>
</office:document-meta>
</file>